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3D80000006751AA94C3.pn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16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0 open defects excluding 5 HVM bugs.</text:span></text:p>
              </text:list-item>
              <text:list-item>
                <text:p><text:span text:style-name="T5">No new defect was opened in the last two weeks. <text:s/>We solved 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2.657cm" svg:x="0cm" svg:y="5.793cm">
          <draw:image xlink:href="Pictures/10000201000003D80000006751AA94C3.png" xlink:type="simple" xlink:show="embed" xlink:actuate="onLoad">
            <text:p/>
          </draw:image>
        </draw:frame>
        <draw:frame draw:style-name="gr5" draw:text-style-name="P4" draw:layer="layout" svg:width="12.594cm" svg:height="8.361cm" svg:x="0.1cm" svg:y="9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79cm" svg:height="8.863cm" svg:x="12.621cm" svg:y="9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5658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network</text:span></text:p>
              </table:table-cell>
              <table:table-cell table:style-name="ce6">
                <text:p text:style-name="P11"><text:span text:style-name="T8">Getting Tainted Kernel messages against openvswitch - specific to ovs-gre guests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8">- Waiting for the developer's feedback.</text:span></text:p>
                <text:p text:style-name="P13"><text:span text:style-name="T8"/></text:p>
                <text:p text:style-name="P13"><text:span text:style-name="T8">- May be document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3 defects excluding 117 HVM defects opened in the Vulcan Bugzilla until </text:span><text:span text:style-name="T10">now.</text:span></text:p>
              </text:list-item>
            </text:list>
          </draw:text-box>
        </draw:frame>
        <draw:frame draw:style-name="gr5" draw:text-style-name="P4" draw:layer="layout" svg:width="21.111cm" svg:height="8.614cm" svg:x="2.356cm" svg:y="5.64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16T16:30:54.065481298</dc:date>
    <dc:language>en-US</dc:language>
    <meta:editing-cycles>1351</meta:editing-cycles>
    <meta:editing-duration>P19DT14H25M13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95cm" svg:height="8.362cm" xlink:href="." xlink:type="simple" chart:class="chart:bar" chart:style-name="ch1">
        <chart:title svg:x="2.048cm" svg:y="0.006cm" chart:style-name="ch2">
          <text:p>Open Defect by Severity (weekly)</text:p>
        </chart:title>
        <chart:legend svg:x="9.687cm" svg:y="3.298cm" style:legend-expansion="custom" chartooo:width="2.805cm" chartooo:height="2.239cm" style:legend-expansion-aspect-ratio="1.25279142474319" chart:style-name="ch3"/>
        <chart:plot-area chart:style-name="ch4" chart:data-source-has-labels="both" svg:x="0.41cm" svg:y="1.209cm" svg:width="8.788cm" svg:height="7.316cm">
          <chartooo:coordinate-region svg:x="1.031cm" svg:y="1.408cm" svg:width="8.15cm" svg:height="6.07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" xlink:type="simple" chart:class="chart:bar" chart:style-name="ch1">
        <chart:title svg:x="7.966cm" svg:y="0.391cm" chart:style-name="ch2">
          <text:p>All Defects</text:p>
        </chart:title>
        <chart:legend chart:legend-position="end" svg:x="17.044cm" svg:y="3cm" style:legend-expansion="high" chart:style-name="ch3"/>
        <chart:plot-area chart:style-name="ch4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8cm" svg:height="8.864cm" xlink:href="." xlink:type="simple" chart:class="chart:bar" chart:style-name="ch1">
        <chart:title svg:x="2.145cm" svg:y="0.124cm" chart:style-name="ch2">
          <text:p>New and Closed defects (weekly)</text:p>
        </chart:title>
        <chart:legend chart:legend-position="end" svg:x="10.321cm" svg:y="3.939cm" style:legend-expansion="high" chart:style-name="ch3"/>
        <chart:plot-area chart:style-name="ch4" chart:data-source-has-labels="both" svg:x="0.424cm" svg:y="1.346cm" svg:width="9.86cm" svg:height="6.846cm">
          <chartooo:coordinate-region svg:x="1.045cm" svg:y="1.545cm" svg:width="9.239cm" svg:height="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